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1.71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23.12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2.15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4.11mm"/>
    </style:style>
    <style:style style:name="co12" style:family="table-column">
      <style:table-column-properties fo:break-before="auto" style:column-width="23.67mm"/>
    </style:style>
    <style:style style:name="co13" style:family="table-column">
      <style:table-column-properties fo:break-before="auto" style:column-width="14.53mm"/>
    </style:style>
    <style:style style:name="co14" style:family="table-column">
      <style:table-column-properties fo:break-before="auto" style:column-width="23.4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5">
      <style:table-properties table:display="true" style:writing-mode="lr-tb"/>
    </style:style>
    <style:style style:name="ta2" style:family="table" style:master-page-name="PageStyle_5f_Цена">
      <style:table-properties table:display="true" style:writing-mode="lr-tb"/>
    </style:style>
    <style:style style:name="ta3" style:family="table" style:master-page-name="PageStyle_5f_Надежность">
      <style:table-properties table:display="true" style:writing-mode="lr-tb"/>
    </style:style>
    <style:style style:name="ta4" style:family="table" style:master-page-name="PageStyle_5f_Скорость">
      <style:table-properties table:display="true" style:writing-mode="lr-tb"/>
    </style:style>
    <style:style style:name="ta5" style:family="table" style:master-page-name="PageStyle_5f_Веса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1">
      <style:table-cell-properties fo:padding="0.71mm"/>
    </style:style>
    <style:style style:name="ce3" style:family="table-cell" style:parent-style-name="Default">
      <style:table-cell-properties fo:background-color="#969696"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eet5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office:value-type="string" calcext:value-type="string">
            <text:p>Ранги альтернатив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Критерий</text:p>
          </table:table-cell>
          <table:table-cell office:value-type="string" calcext:value-type="string">
            <text:p>Вес</text:p>
          </table:table-cell>
          <table:table-cell/>
          <table:table-cell office:value-type="string" calcext:value-type="string">
            <text:p>УАЗ</text:p>
          </table:table-cell>
          <table:table-cell office:value-type="string" calcext:value-type="string">
            <text:p>Гелендваген</text:p>
          </table:table-cell>
          <table:table-cell office:value-type="string" calcext:value-type="string">
            <text:p>Тойота Л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Цена</text:p>
          </table:table-cell>
          <table:table-cell table:style-name="ce2" office:value-type="percentage" office:value="0.2" calcext:value-type="percentage">
            <text:p>20,0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Надежность</text:p>
          </table:table-cell>
          <table:table-cell table:style-name="ce2" office:value-type="percentage" office:value="0.3" calcext:value-type="percentage">
            <text:p>30,00%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корость</text:p>
          </table:table-cell>
          <table:table-cell table:style-name="ce2" office:value-type="percentage" office:value="0.5" calcext:value-type="percentage">
            <text:p>50,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SUM([.B3:.B5])" office:value-type="percentage" office:value="1" calcext:value-type="percentage">
            <text:p>100,00%</text:p>
          </table:table-cell>
          <table:table-cell/>
          <table:table-cell table:formula="of:=SUMPRODUCT([.B3:.B5];[.D3:.D5])" office:value-type="float" office:value="3.5" calcext:value-type="float">
            <text:p>3,5</text:p>
          </table:table-cell>
          <table:table-cell table:formula="of:=SUMPRODUCT([.B3:.B5];[.E3:.E5])" office:value-type="float" office:value="6.8" calcext:value-type="float">
            <text:p>6,8</text:p>
          </table:table-cell>
          <table:table-cell table:formula="of:=SUMPRODUCT([.B3:.B5];[.F3:.F5])" office:value-type="float" office:value="6.4" calcext:value-type="float">
            <text:p>6,4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Цена" table:style-name="ta2">
        <office:forms form:automatic-focus="false" form:apply-design-mode="false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1" table:default-cell-style-name="ce1"/>
        <table:table-column table:style-name="co7" table:number-columns-repeated="767" table:default-cell-style-name="Default"/>
        <table:table-row table:style-name="ro3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/>
          <table:table-cell table:style-name="ce4" office:value-type="string" calcext:value-type="string">
            <text:p>Regal</text:p>
          </table:table-cell>
          <table:table-cell table:style-name="ce4" office:value-type="string" calcext:value-type="string">
            <text:p>Camry</text:p>
          </table:table-cell>
          <table:table-cell table:style-name="ce4" office:value-type="string" calcext:value-type="string">
            <text:p>Accord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4"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formula="of:=1/5" office:value-type="float" office:value="0.2" calcext:value-type="float">
            <text:p>0,2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4" office:value-type="string" calcext:value-type="string">
            <text:p>Camry</text:p>
          </table:table-cell>
          <table:table-cell table:formula="of:=1/[.C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/2" office:value-type="float" office:value="0.5" calcext:value-type="float">
            <text:p>0,5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4" office:value-type="string" calcext:value-type="string">
            <text:p>Accord</text:p>
          </table:table-cell>
          <table:table-cell table:formula="of:=1/[.D4]" office:value-type="float" office:value="5" calcext:value-type="float">
            <text:p>5</text:p>
          </table:table-cell>
          <table:table-cell table:formula="of:=1/[.D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6])" office:value-type="float" office:value="9" calcext:value-type="float">
            <text:p>9</text:p>
          </table:table-cell>
          <table:table-cell table:formula="of:=SUM([.C4:.C6])" office:value-type="float" office:value="3.33333333333333" calcext:value-type="float">
            <text:p>3,33333333333333</text:p>
          </table:table-cell>
          <table:table-cell table:formula="of:=SUM([.D4:.D6])" office:value-type="float" office:value="1.7" calcext:value-type="float">
            <text:p>1,7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Нормализация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Мера согласованности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al</text:p>
          </table:table-cell>
          <table:table-cell table:formula="of:=[.B4]/[.B8]" office:value-type="float" office:value="0.111111111111111" calcext:value-type="float">
            <text:p>0,111111111111111</text:p>
          </table:table-cell>
          <table:table-cell table:formula="of:=[.C4]/[.C8]" office:value-type="float" office:value="0.1" calcext:value-type="float">
            <text:p>0,1</text:p>
          </table:table-cell>
          <table:table-cell table:formula="of:=[.D4]/[.D8]" office:value-type="float" office:value="0.117647058823529" calcext:value-type="float">
            <text:p>0,117647058823529</text:p>
          </table:table-cell>
          <table:table-cell table:formula="of:=AVERAGE([.B12:.D12])" office:value-type="float" office:value="0.10958605664488" calcext:value-type="float">
            <text:p>0,10958605664488</text:p>
          </table:table-cell>
          <table:table-cell table:style-name="ce6" table:formula="of:=MMULT([.B4:.D4];[.E12:.E14])/[.E12]" office:value-type="float" office:value="3.00119284294235" calcext:value-type="float">
            <text:p>3,0011928429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ry</text:p>
          </table:table-cell>
          <table:table-cell table:formula="of:=[.B5]/[.B8]" office:value-type="float" office:value="0.333333333333333" calcext:value-type="float">
            <text:p>0,333333333333333</text:p>
          </table:table-cell>
          <table:table-cell table:formula="of:=[.C5]/[.C8]" office:value-type="float" office:value="0.3" calcext:value-type="float">
            <text:p>0,3</text:p>
          </table:table-cell>
          <table:table-cell table:formula="of:=[.D5]/[.D8]" office:value-type="float" office:value="0.294117647058823" calcext:value-type="float">
            <text:p>0,294117647058823</text:p>
          </table:table-cell>
          <table:table-cell table:formula="of:=AVERAGE([.B13:.D13])" office:value-type="float" office:value="0.309150326797386" calcext:value-type="float">
            <text:p>0,309150326797386</text:p>
          </table:table-cell>
          <table:table-cell table:style-name="ce6" table:formula="of:=MMULT([.B5:.D5];[.E12:.E14])/[.E13]" office:value-type="float" office:value="3.00352360817477" calcext:value-type="float">
            <text:p>3,0035236081747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cord</text:p>
          </table:table-cell>
          <table:table-cell table:formula="of:=[.B6]/9" office:value-type="float" office:value="0.555555555555556" calcext:value-type="float">
            <text:p>0,555555555555556</text:p>
          </table:table-cell>
          <table:table-cell table:formula="of:=[.C6]/[.C8]" office:value-type="float" office:value="0.6" calcext:value-type="float">
            <text:p>0,6</text:p>
          </table:table-cell>
          <table:table-cell table:formula="of:=[.D6]/[.D8]" office:value-type="float" office:value="0.588235294117647" calcext:value-type="float">
            <text:p>0,588235294117647</text:p>
          </table:table-cell>
          <table:table-cell table:formula="of:=AVERAGE([.B14:.D14])" office:value-type="float" office:value="0.581263616557734" calcext:value-type="float">
            <text:p>0,581263616557734</text:p>
          </table:table-cell>
          <table:table-cell table:style-name="ce6" table:formula="of:=MMULT([.B6:.D6];[.E12:.E14])/[.E14]" office:value-type="float" office:value="3.00637181409295" calcext:value-type="float">
            <text:p>3,00637181409295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С =</text:p>
          </table:table-cell>
          <table:table-cell table:formula="of:=(AVERAGE([.F12:.F14])-3)/2" office:value-type="float" office:value="0.00184804420167839" calcext:value-type="float">
            <text:p>0,00184804420167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Р =</text:p>
          </table:table-cell>
          <table:table-cell office:value-type="float" office:value="0.58" calcext:value-type="float">
            <text:p>0,5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Коэф. Согл.</text:p>
          </table:table-cell>
          <table:table-cell table:formula="of:=[.F16]/[.F18]" office:value-type="float" office:value="0.00318628310634205" calcext:value-type="float">
            <text:p>0,003186283106342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Надежность" table:style-name="ta3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7" table:number-columns-repeated="255" table:default-cell-style-name="ce1"/>
        <table:table-column table:style-name="co7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Regal</text:p>
          </table:table-cell>
          <table:table-cell table:style-name="ce4" office:value-type="string" calcext:value-type="string">
            <text:p>Camry</text:p>
          </table:table-cell>
          <table:table-cell table:style-name="ce4" office:value-type="string" calcext:value-type="string">
            <text:p>Accord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 table:formula="of:=1/5" office:value-type="float" office:value="0.2" calcext:value-type="float">
            <text:p>0,2</text:p>
          </table:table-cell>
          <table:table-cell table:formula="of:=1/5" office:value-type="float" office:value="0.2" calcext:value-type="float">
            <text:p>0,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amry</text:p>
          </table:table-cell>
          <table:table-cell table:formula="of:=1/[.C4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ccord</text:p>
          </table:table-cell>
          <table:table-cell table:formula="of:=1/[.D4]" office:value-type="float" office:value="5" calcext:value-type="float">
            <text:p>5</text:p>
          </table:table-cell>
          <table:table-cell table:formula="of:=1/[.D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6])" office:value-type="float" office:value="11" calcext:value-type="float">
            <text:p>11</text:p>
          </table:table-cell>
          <table:table-cell table:formula="of:=SUM([.C4:.C6])" office:value-type="float" office:value="2.2" calcext:value-type="float">
            <text:p>2,2</text:p>
          </table:table-cell>
          <table:table-cell table:formula="of:=SUM([.D4:.D6])" office:value-type="float" office:value="2.2" calcext:value-type="float">
            <text:p>2,2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Нормализация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Мера согласованности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al</text:p>
          </table:table-cell>
          <table:table-cell table:formula="of:=[.B4]/[.B8]" office:value-type="float" office:value="0.0909090909090909" calcext:value-type="float">
            <text:p>0,090909090909091</text:p>
          </table:table-cell>
          <table:table-cell table:formula="of:=[.C4]/[.C8]" office:value-type="float" office:value="0.0909090909090909" calcext:value-type="float">
            <text:p>0,090909090909091</text:p>
          </table:table-cell>
          <table:table-cell table:formula="of:=[.D4]/[.D8]" office:value-type="float" office:value="0.0909090909090909" calcext:value-type="float">
            <text:p>0,090909090909091</text:p>
          </table:table-cell>
          <table:table-cell table:formula="of:=AVERAGE([.B12:.D12])" office:value-type="float" office:value="0.0909090909090909" calcext:value-type="float">
            <text:p>0,090909090909091</text:p>
          </table:table-cell>
          <table:table-cell table:style-name="ce6" table:formula="of:=MMULT([.B4:.D4];[.E12:.E14])/[.E12]" office:value-type="float" office:value="3.07407407407407" calcext:value-type="float">
            <text:p>3,074074074074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ry</text:p>
          </table:table-cell>
          <table:table-cell table:formula="of:=[.B5]/[.B8]" office:value-type="float" office:value="0.454545454545455" calcext:value-type="float">
            <text:p>0,454545454545455</text:p>
          </table:table-cell>
          <table:table-cell table:formula="of:=[.C5]/[.C8]" office:value-type="float" office:value="0.454545454545455" calcext:value-type="float">
            <text:p>0,454545454545455</text:p>
          </table:table-cell>
          <table:table-cell table:formula="of:=[.D5]/[.D8]" office:value-type="float" office:value="0.454545454545455" calcext:value-type="float">
            <text:p>0,454545454545455</text:p>
          </table:table-cell>
          <table:table-cell table:formula="of:=AVERAGE([.B13:.D13])" office:value-type="float" office:value="0.454545454545455" calcext:value-type="float">
            <text:p>0,454545454545455</text:p>
          </table:table-cell>
          <table:table-cell table:style-name="ce6" table:formula="of:=MMULT([.B5:.D5];[.E12:.E14])/[.E13]" office:value-type="float" office:value="3.07407407407407" calcext:value-type="float">
            <text:p>3,074074074074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cord</text:p>
          </table:table-cell>
          <table:table-cell table:formula="of:=[.B6]/9" office:value-type="float" office:value="0.555555555555556" calcext:value-type="float">
            <text:p>0,555555555555556</text:p>
          </table:table-cell>
          <table:table-cell table:formula="of:=[.C6]/[.C8]" office:value-type="float" office:value="0.454545454545455" calcext:value-type="float">
            <text:p>0,454545454545455</text:p>
          </table:table-cell>
          <table:table-cell table:formula="of:=[.D6]/[.D8]" office:value-type="float" office:value="0.454545454545455" calcext:value-type="float">
            <text:p>0,454545454545455</text:p>
          </table:table-cell>
          <table:table-cell table:formula="of:=AVERAGE([.B14:.D14])" office:value-type="float" office:value="0.488215488215488" calcext:value-type="float">
            <text:p>0,488215488215488</text:p>
          </table:table-cell>
          <table:table-cell table:style-name="ce6" table:formula="of:=MMULT([.B6:.D6];[.E12:.E14])/[.E14]" office:value-type="float" office:value="2.86206896551724" calcext:value-type="float">
            <text:p>2,86206896551724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С =</text:p>
          </table:table-cell>
          <table:table-cell table:formula="of:=(AVERAGE([.F12:.F14])-3)/2" office:value-type="float" office:value="0.00170285227756484" calcext:value-type="float">
            <text:p>0,00170285227756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Р =</text:p>
          </table:table-cell>
          <table:table-cell office:value-type="float" office:value="0.58" calcext:value-type="float">
            <text:p>0,5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Коэф. Согл.</text:p>
          </table:table-cell>
          <table:table-cell table:formula="of:=[.F16]/[.F18]" office:value-type="float" office:value="0.002935952202698" calcext:value-type="float">
            <text:p>0,002935952202698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корость" table:style-name="ta4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7" table:number-columns-repeated="255" table:default-cell-style-name="ce1"/>
        <table:table-column table:style-name="co7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Regal</text:p>
          </table:table-cell>
          <table:table-cell table:style-name="ce4" office:value-type="string" calcext:value-type="string">
            <text:p>Camry</text:p>
          </table:table-cell>
          <table:table-cell table:style-name="ce4" office:value-type="string" calcext:value-type="string">
            <text:p>Accord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amry</text:p>
          </table:table-cell>
          <table:table-cell table:formula="of:=1/[.C4]" office:value-type="float" office:value="0.142857142857143" calcext:value-type="float">
            <text:p>0,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ccord</text:p>
          </table:table-cell>
          <table:table-cell table:formula="of:=1/[.D4]" office:value-type="float" office:value="0.111111111111111" calcext:value-type="float">
            <text:p>0,111111111111111</text:p>
          </table:table-cell>
          <table:table-cell table:formula="of:=1/[.D5]" office:value-type="float" office:value="0.333333333333333" calcext:value-type="float">
            <text:p>0,3333333333333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6])" office:value-type="float" office:value="1.25396825396825" calcext:value-type="float">
            <text:p>1,25396825396825</text:p>
          </table:table-cell>
          <table:table-cell table:formula="of:=SUM([.C4:.C6])" office:value-type="float" office:value="8.33333333333333" calcext:value-type="float">
            <text:p>8,33333333333333</text:p>
          </table:table-cell>
          <table:table-cell table:formula="of:=SUM([.D4:.D6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Нормализация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Мера согласованности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al</text:p>
          </table:table-cell>
          <table:table-cell table:formula="of:=[.B4]/[.B8]" office:value-type="float" office:value="0.79746835443038" calcext:value-type="float">
            <text:p>0,79746835443038</text:p>
          </table:table-cell>
          <table:table-cell table:formula="of:=[.C4]/[.C8]" office:value-type="float" office:value="0.84" calcext:value-type="float">
            <text:p>0,84</text:p>
          </table:table-cell>
          <table:table-cell table:formula="of:=[.D4]/[.D8]" office:value-type="float" office:value="0.692307692307692" calcext:value-type="float">
            <text:p>0,692307692307692</text:p>
          </table:table-cell>
          <table:table-cell table:formula="of:=AVERAGE([.B12:.D12])" office:value-type="float" office:value="0.776592015579357" calcext:value-type="float">
            <text:p>0,776592015579357</text:p>
          </table:table-cell>
          <table:table-cell table:style-name="ce6" table:formula="of:=MMULT([.B4:.D4];[.E12:.E14])/[.E12]" office:value-type="float" office:value="2.89557780861256" calcext:value-type="float">
            <text:p>2,895577808612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ry</text:p>
          </table:table-cell>
          <table:table-cell table:formula="of:=[.B5]/[.B8]" office:value-type="float" office:value="0.113924050632911" calcext:value-type="float">
            <text:p>0,113924050632911</text:p>
          </table:table-cell>
          <table:table-cell table:formula="of:=[.C5]/[.C8]" office:value-type="float" office:value="0.12" calcext:value-type="float">
            <text:p>0,12</text:p>
          </table:table-cell>
          <table:table-cell table:formula="of:=[.D5]/[.D8]" office:value-type="float" office:value="0.230769230769231" calcext:value-type="float">
            <text:p>0,230769230769231</text:p>
          </table:table-cell>
          <table:table-cell table:formula="of:=AVERAGE([.B13:.D13])" office:value-type="float" office:value="0.154897760467381" calcext:value-type="float">
            <text:p>0,154897760467381</text:p>
          </table:table-cell>
          <table:table-cell table:style-name="ce6" table:formula="of:=MMULT([.B5:.D5];[.E12:.E14])/[.E13]" office:value-type="float" office:value="2.55076788535845" calcext:value-type="float">
            <text:p>2,5507678853584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cord</text:p>
          </table:table-cell>
          <table:table-cell table:formula="of:=[.B6]/9" office:value-type="float" office:value="0.0123456790123457" calcext:value-type="float">
            <text:p>0,012345679012346</text:p>
          </table:table-cell>
          <table:table-cell table:formula="of:=[.C6]/[.C8]" office:value-type="float" office:value="0.04" calcext:value-type="float">
            <text:p>0,04</text:p>
          </table:table-cell>
          <table:table-cell table:formula="of:=[.D6]/[.D8]" office:value-type="float" office:value="0.0769230769230769" calcext:value-type="float">
            <text:p>0,076923076923077</text:p>
          </table:table-cell>
          <table:table-cell table:formula="of:=AVERAGE([.B14:.D14])" office:value-type="float" office:value="0.0430895853118075" calcext:value-type="float">
            <text:p>0,043089585311808</text:p>
          </table:table-cell>
          <table:table-cell table:style-name="ce6" table:formula="of:=MMULT([.B6:.D6];[.E12:.E14])/[.E14]" office:value-type="float" office:value="4.2007870940384" calcext:value-type="float">
            <text:p>4,2007870940384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С =</text:p>
          </table:table-cell>
          <table:table-cell table:formula="of:=(AVERAGE([.F12:.F14])-3)/2" office:value-type="float" office:value="0.107855464668235" calcext:value-type="float">
            <text:p>0,10785546466823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Р =</text:p>
          </table:table-cell>
          <table:table-cell office:value-type="float" office:value="0.58" calcext:value-type="float">
            <text:p>0,5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Коэф. Согл.</text:p>
          </table:table-cell>
          <table:table-cell table:formula="of:=[.F16]/[.F18]" office:value-type="float" office:value="0.185957697703853" calcext:value-type="float">
            <text:p>0,185957697703853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Веса" table:style-name="ta5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7" table:number-columns-repeated="253" table:default-cell-style-name="ce1"/>
        <table:table-column table:style-name="co7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Надежность</text:p>
          </table:table-cell>
          <table:table-cell table:style-name="ce4" office:value-type="string" calcext:value-type="string">
            <text:p>Скорость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Цен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Надежность</text:p>
          </table:table-cell>
          <table:table-cell table:formula="of:=1/[.C4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1/4" office:value-type="float" office:value="0.25" calcext:value-type="float">
            <text:p>0,2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Скорость</text:p>
          </table:table-cell>
          <table:table-cell table:formula="of:=1/[.D4]" office:value-type="float" office:value="6" calcext:value-type="float">
            <text:p>6</text:p>
          </table:table-cell>
          <table:table-cell table:formula="of:=1/[.D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Сумма</text:p>
          </table:table-cell>
          <table:table-cell table:formula="of:=SUM([.B4:.B6])" office:value-type="float" office:value="7.5" calcext:value-type="float">
            <text:p>7,5</text:p>
          </table:table-cell>
          <table:table-cell table:formula="of:=SUM([.C4:.C6])" office:value-type="float" office:value="7" calcext:value-type="float">
            <text:p>7</text:p>
          </table:table-cell>
          <table:table-cell table:formula="of:=SUM([.D4:.D6])" office:value-type="float" office:value="1.41666666666667" calcext:value-type="float">
            <text:p>1,41666666666667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Нормализация</text:p>
          </table:table-cell>
          <table:table-cell table:number-columns-repeated="1023"/>
        </table:table-row>
        <table:table-row table:style-name="ro3">
          <table:table-cell table:style-name="Default"/>
          <table:table-cell office:value-type="string" calcext:value-type="string">
            <text:p>Цена</text:p>
          </table:table-cell>
          <table:table-cell office:value-type="string" calcext:value-type="string">
            <text:p>Надежность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Мера согласованности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Цена</text:p>
          </table:table-cell>
          <table:table-cell table:formula="of:=[.B4]/[.B$7]" office:value-type="float" office:value="0.133333333333333" calcext:value-type="float">
            <text:p>0,133333333333333</text:p>
          </table:table-cell>
          <table:table-cell table:formula="of:=[.C4]/[.C$7]" office:value-type="float" office:value="0.285714285714286" calcext:value-type="float">
            <text:p>0,285714285714286</text:p>
          </table:table-cell>
          <table:table-cell table:formula="of:=[.D4]/[.D$7]" office:value-type="float" office:value="0.117647058823529" calcext:value-type="float">
            <text:p>0,117647058823529</text:p>
          </table:table-cell>
          <table:table-cell table:style-name="ce6" table:formula="of:=AVERAGE([.B12:.D12])" office:value-type="float" office:value="0.178898225957049" calcext:value-type="float">
            <text:p>0,178898225957049</text:p>
          </table:table-cell>
          <table:table-cell table:formula="of:=MMULT([.B4:.D4];[.$E$12:.$E$14])/[.E12]" office:value-type="float" office:value="3.08350730688935" calcext:value-type="float">
            <text:p>3,0835073068893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Надежность</text:p>
          </table:table-cell>
          <table:table-cell table:formula="of:=[.B5]/[.B$7]" office:value-type="float" office:value="0.0666666666666667" calcext:value-type="float">
            <text:p>0,066666666666667</text:p>
          </table:table-cell>
          <table:table-cell table:formula="of:=[.C5]/[.C$7]" office:value-type="float" office:value="0.142857142857143" calcext:value-type="float">
            <text:p>0,142857142857143</text:p>
          </table:table-cell>
          <table:table-cell table:formula="of:=[.D5]/[.D$7]" office:value-type="float" office:value="0.176470588235294" calcext:value-type="float">
            <text:p>0,176470588235294</text:p>
          </table:table-cell>
          <table:table-cell table:style-name="ce6" table:formula="of:=AVERAGE([.B13:.D13])" office:value-type="float" office:value="0.128664799253035" calcext:value-type="float">
            <text:p>0,128664799253035</text:p>
          </table:table-cell>
          <table:table-cell table:formula="of:=MMULT([.B5:.D5];[.$E$12:.$E$14])/[.E13]" office:value-type="float" office:value="3.04063860667634" calcext:value-type="float">
            <text:p>3,0406386066763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Скорость</text:p>
          </table:table-cell>
          <table:table-cell table:formula="of:=[.B6]/[.B$7]" office:value-type="float" office:value="0.8" calcext:value-type="float">
            <text:p>0,8</text:p>
          </table:table-cell>
          <table:table-cell table:formula="of:=[.C6]/[.C$7]" office:value-type="float" office:value="0.571428571428571" calcext:value-type="float">
            <text:p>0,571428571428571</text:p>
          </table:table-cell>
          <table:table-cell table:formula="of:=[.D6]/[.D$7]" office:value-type="float" office:value="0.705882352941176" calcext:value-type="float">
            <text:p>0,705882352941176</text:p>
          </table:table-cell>
          <table:table-cell table:style-name="ce6" table:formula="of:=AVERAGE([.B14:.D14])" office:value-type="float" office:value="0.692436974789916" calcext:value-type="float">
            <text:p>0,692436974789916</text:p>
          </table:table-cell>
          <table:table-cell table:formula="of:=MMULT([.B6:.D6];[.$E$12:.$E$14])/[.E14]" office:value-type="float" office:value="3.29341963322546" calcext:value-type="float">
            <text:p>3,29341963322546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ИС =</text:p>
          </table:table-cell>
          <table:table-cell table:formula="of:=(AVERAGE([.F12:.F14])-3)/2" office:value-type="float" office:value="0.0695942577985258" calcext:value-type="float">
            <text:p>0,06959425779852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ИР =</text:p>
          </table:table-cell>
          <table:table-cell office:value-type="float" office:value="0.58" calcext:value-type="float">
            <text:p>0,58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Коэфсог</text:p>
          </table:table-cell>
          <table:table-cell table:formula="of:=[.F15]/[.F17]" office:value-type="float" office:value="0.119990099652631" calcext:value-type="float">
            <text:p>0,119990099652631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равнение" table:style-name="ta6">
        <office:forms form:automatic-focus="false" form:apply-design-mode="false"/>
        <table:table-column table:style-name="co15" table:number-columns-repeated="2" table:default-cell-style-name="Default"/>
        <table:table-column table:style-name="co15" table:number-columns-repeated="3" table:default-cell-style-name="ce1"/>
        <table:table-row table:style-name="ro4">
          <table:table-cell table:number-columns-repeated="2"/>
          <table:table-cell table:style-name="Default" office:value-type="string" calcext:value-type="string">
            <text:p>Рейтинги</text:p>
          </table:table-cell>
          <table:table-cell table:style-name="Default" table:number-columns-repeated="2"/>
        </table:table-row>
        <table:table-row table:style-name="ro4">
          <table:table-cell table:style-name="ce3"/>
          <table:table-cell office:value-type="string" calcext:value-type="string">
            <text:p>Веса</text:p>
          </table:table-cell>
          <table:table-cell table:style-name="ce4" office:value-type="string" calcext:value-type="string">
            <text:p>Regal</text:p>
          </table:table-cell>
          <table:table-cell table:style-name="ce4" office:value-type="string" calcext:value-type="string">
            <text:p>Camry</text:p>
          </table:table-cell>
          <table:table-cell table:style-name="ce4" office:value-type="string" calcext:value-type="string">
            <text:p>Accord</text:p>
          </table:table-cell>
        </table:table-row>
        <table:table-row table:style-name="ro4">
          <table:table-cell table:style-name="ce4" office:value-type="string" calcext:value-type="string">
            <text:p>Цена</text:p>
          </table:table-cell>
          <table:table-cell table:style-name="ce6" table:formula="of:=[Веса.E12]" office:value-type="float" office:value="0.178898225957049" calcext:value-type="float">
            <text:p>0,178898225957049</text:p>
          </table:table-cell>
          <table:table-cell table:formula="of:=[Цена.$E12]" office:value-type="float" office:value="0.10958605664488" calcext:value-type="float">
            <text:p>0,10958605664488</text:p>
          </table:table-cell>
          <table:table-cell table:formula="of:=[Цена.$E13]" office:value-type="float" office:value="0.309150326797386" calcext:value-type="float">
            <text:p>0,309150326797386</text:p>
          </table:table-cell>
          <table:table-cell table:formula="of:=[Цена.$E14]" office:value-type="float" office:value="0.581263616557734" calcext:value-type="float">
            <text:p>0,581263616557734</text:p>
          </table:table-cell>
        </table:table-row>
        <table:table-row table:style-name="ro4">
          <table:table-cell table:style-name="ce4" office:value-type="string" calcext:value-type="string">
            <text:p>Надежность</text:p>
          </table:table-cell>
          <table:table-cell table:style-name="ce6" table:formula="of:=[Веса.E13]" office:value-type="float" office:value="0.128664799253035" calcext:value-type="float">
            <text:p>0,128664799253035</text:p>
          </table:table-cell>
          <table:table-cell table:formula="of:=[Надежность.$E12]" office:value-type="float" office:value="0.0909090909090909" calcext:value-type="float">
            <text:p>0,090909090909091</text:p>
          </table:table-cell>
          <table:table-cell table:formula="of:=[Надежность.$E13]" office:value-type="float" office:value="0.454545454545455" calcext:value-type="float">
            <text:p>0,454545454545455</text:p>
          </table:table-cell>
          <table:table-cell table:formula="of:=[Надежность.$E14]" office:value-type="float" office:value="0.488215488215488" calcext:value-type="float">
            <text:p>0,488215488215488</text:p>
          </table:table-cell>
        </table:table-row>
        <table:table-row table:style-name="ro4">
          <table:table-cell table:style-name="ce4" office:value-type="string" calcext:value-type="string">
            <text:p>Скорость</text:p>
          </table:table-cell>
          <table:table-cell table:style-name="ce6" table:formula="of:=[Веса.E14]" office:value-type="float" office:value="0.692436974789916" calcext:value-type="float">
            <text:p>0,692436974789916</text:p>
          </table:table-cell>
          <table:table-cell table:formula="of:=[Скорость.$E12]" office:value-type="float" office:value="0.776592015579357" calcext:value-type="float">
            <text:p>0,776592015579357</text:p>
          </table:table-cell>
          <table:table-cell table:formula="of:=[Скорость.$E13]" office:value-type="float" office:value="0.154897760467381" calcext:value-type="float">
            <text:p>0,154897760467381</text:p>
          </table:table-cell>
          <table:table-cell table:formula="of:=[Скорость.$E14]" office:value-type="float" office:value="0.0430895853118075" calcext:value-type="float">
            <text:p>0,043089585311808</text:p>
          </table:table-cell>
        </table:table-row>
        <table:table-row table:style-name="ro4">
          <table:table-cell table:style-name="ce3"/>
          <table:table-cell/>
          <table:table-cell table:style-name="ce3" table:number-columns-repeated="3"/>
        </table:table-row>
        <table:table-row table:style-name="ro5">
          <table:table-cell table:number-columns-repeated="2"/>
          <table:table-cell table:style-name="Default" table:number-columns-repeated="3"/>
        </table:table-row>
        <table:table-row table:style-name="ro4">
          <table:table-cell office:value-type="string" calcext:value-type="string">
            <text:p>Взвеш ср. рейт</text:p>
          </table:table-cell>
          <table:table-cell/>
          <table:table-cell table:style-name="ce13" table:formula="of:=SUMPRODUCT([.$B$3:.$B$5];[.C3:.C5])" office:value-type="float" office:value="0.569042576969265" calcext:value-type="float">
            <text:p>0,569042576969265</text:p>
          </table:table-cell>
          <table:table-cell table:style-name="ce13" table:formula="of:=SUMPRODUCT([.$B$3:.$B$5];[.D3:.D5])" office:value-type="float" office:value="0.221047381338331" calcext:value-type="float">
            <text:p>0,221047381338331</text:p>
          </table:table-cell>
          <table:table-cell table:style-name="ce13" table:formula="of:=SUMPRODUCT([.$B$3:.$B$5];[.E3:.E5])" office:value-type="float" office:value="0.196639999697285" calcext:value-type="float">
            <text:p>0,196639999697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 style:data-style-name="N2" text:time-value="19:03:08.92341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Цена" style:display-name="PageStyle_Цен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адежность" style:display-name="PageStyle_Надежност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корость" style:display-name="PageStyle_Скорост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еса" style:display-name="PageStyle_Веса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ry Weatherford</meta:initial-creator>
    <meta:creation-date>1997-02-12T00:45:36</meta:creation-date>
    <dc:date>2019-01-08T19:42:22.995902233</dc:date>
    <meta:editing-cycles>4</meta:editing-cycles>
    <meta:editing-duration>PT21M52S</meta:editing-duration>
    <meta:generator>LibreOffice/6.0.7.3.0$FreeBSD_X86_64 LibreOffice_project/00m0$Build-3</meta:generator>
    <meta:document-statistic meta:table-count="6" meta:cell-count="245" meta:object-count="0"/>
  </office:meta>
</office:document-meta>
</file>